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22e69" officeooo:paragraph-rsid="0014b6b8"/>
    </style:style>
    <style:style style:name="P2" style:family="paragraph" style:parent-style-name="Text_20_body" style:list-style-name="L1"/>
    <style:style style:name="P3" style:family="paragraph" style:parent-style-name="Text_20_body" style:list-style-name="L1">
      <style:text-properties officeooo:rsid="00022e69" officeooo:paragraph-rsid="00022e69"/>
    </style:style>
    <style:style style:name="P4" style:family="paragraph" style:parent-style-name="Text_20_body">
      <style:text-properties officeooo:paragraph-rsid="0013483f"/>
    </style:style>
    <style:style style:name="P5" style:family="paragraph" style:parent-style-name="Text_20_body">
      <style:text-properties officeooo:paragraph-rsid="0014b6b8"/>
    </style:style>
    <style:style style:name="T1" style:family="text">
      <style:text-properties officeooo:rsid="000397e5"/>
    </style:style>
    <style:style style:name="T2" style:family="text">
      <style:text-properties officeooo:rsid="00067841"/>
    </style:style>
    <style:style style:name="T3" style:family="text">
      <style:text-properties officeooo:rsid="000846e1"/>
    </style:style>
    <style:style style:name="T4" style:family="text">
      <style:text-properties officeooo:rsid="00096074"/>
    </style:style>
    <style:style style:name="T5" style:family="text">
      <style:text-properties officeooo:rsid="0009ca85"/>
    </style:style>
    <style:style style:name="T6" style:family="text">
      <style:text-properties officeooo:rsid="000b56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John 2:18-29</text:h>
      <text:h text:style-name="Heading_20_2" text:outline-level="2"><text:bookmark text:name="en-GNT-33590"/>The Enemy of Christ</text:h>
      <text:list xml:id="list963740342" text:style-name="L1">
        <text:list-item>
          <text:p text:style-name="P2">My children, the end is near! You were told that the Enemy of Christ would come; and now many enemies of Christ have already appeared, and so we know that the end is near. <text:bookmark text:name="en-GNT-33591"/>These people really did not belong to our fellowship, and that is why they left us; if they had belonged to our fellowship, they would have stayed with us. But they left so that it might be clear that none of them really belonged to us.<text:bookmark text:name="en-GNT-33592"/> But you have had the Holy Spirit poured out on you by Christ, and so all of you know the truth. <text:bookmark text:name="en-GNT-33593"/>I write you, then, not because you do not know the truth; instead, it is because you do know it, and you also know that no lie ever comes from the truth.<text:bookmark text:name="en-GNT-33594"/> Who, then, is the liar? It is those who say that Jesus is not the Messiah. Such people are the Enemy of Christ—they reject both the Father and the Son. <text:bookmark text:name="en-GNT-33595"/>For those who reject the Son reject also the Father; those who accept the Son have the Father also.<text:bookmark text:name="en-GNT-33596"/> Be sure, then, to keep in your hearts the message you heard from the beginning. If you keep that message, then you will always live in union with the Son and the Father.<text:bookmark text:name="en-GNT-33597"/> And this is what Christ himself promised to give us—eternal life.<text:bookmark text:name="en-GNT-33598"/> I am writing this to you about those who are trying to deceive you. <text:bookmark text:name="en-GNT-33599"/>But as for you, Christ has poured out his Spirit on you. As long as his Spirit remains in you, you do not need anyone to teach you. For his Spirit teaches you about everything, and what he teaches is true, not false. Obey the Spirit's teaching, then, and remain in union with Christ.<text:bookmark text:name="en-GNT-33600"/> Yes, my children, remain in union with him, so that when he appears we may be full of courage and need not hide in shame from him on the Day he comes. <text:bookmark text:name="en-GNT-33601"/>You know that Christ is righteous; you should know, then, that everyone who does what is right is God's child.</text:p>
        </text:list-item>
        <text:list-item>
          <text:p text:style-name="P3">The enemies of Christ are those who claim that Christ is not the Messiah, they lie and deceive people. <text:span text:style-name="T1">Christ has poured the Holy Spirit on us and we now know the truth. </text:span><text:span text:style-name="T2">We nolonger need someone to teach us as the Holy Spirit teaches us all we need to know, </text:span><text:span text:style-name="T5">we need to </text:span><text:span text:style-name="T6">obey all the teachings</text:span><text:span text:style-name="T5"> from the Holy Spirit</text:span><text:span text:style-name="T2">. </text:span><text:span text:style-name="T3">The end is near, hence we need to stay in union with Christ. When he comes we’ll be full of courage. </text:span><text:span text:style-name="T4">Christ is righteous and all who do what is right are Gods’ childre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1T04:27:32.421967370</meta:creation-date>
    <dc:date>2022-05-23T09:59:02.837373900</dc:date>
    <meta:editing-duration>PT34M40S</meta:editing-duration>
    <meta:editing-cycles>11</meta:editing-cycles>
    <meta:generator>LibreOffice/6.4.7.2$Linux_X86_64 LibreOffice_project/40$Build-2</meta:generator>
    <meta:document-statistic meta:table-count="0" meta:image-count="0" meta:object-count="0" meta:page-count="1" meta:paragraph-count="4" meta:word-count="453" meta:character-count="2278" meta:non-whitespace-character-count="1833"/>
  </office:meta>
</office:document-meta>
</file>